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ourier" fo:font-size="9pt" fo:font-style="normal" fo:font-weight="normal" officeooo:paragraph-rsid="0012ab99" style:font-size-asian="9pt" style:font-style-asian="normal" style:font-weight-asian="normal" style:font-size-complex="9pt" style:font-style-complex="normal" style:font-weight-complex="normal"/>
    </style:style>
    <style:style style:name="P2" style:family="paragraph" style:parent-style-name="Standard">
      <style:text-properties style:font-name="Courier" fo:font-size="9pt" fo:font-style="normal" fo:font-weight="normal" officeooo:rsid="0012a9ee" officeooo:paragraph-rsid="0012a9ee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Courier" fo:font-size="9pt" fo:font-style="normal" fo:font-weight="normal" officeooo:rsid="0012ab99" officeooo:paragraph-rsid="0012ab99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Courier" fo:font-size="9pt" fo:font-style="normal" fo:font-weight="normal" officeooo:rsid="0012ab99" officeooo:paragraph-rsid="00148c24" style:font-size-asian="9pt" style:font-style-asian="normal" style:font-weight-asian="normal" style:font-size-complex="9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ourier" fo:font-size="9pt" fo:font-style="normal" fo:font-weight="normal" officeooo:rsid="00148c24" officeooo:paragraph-rsid="00148c24" style:font-size-asian="9pt" style:font-style-asian="normal" style:font-weight-asian="normal" style:font-size-complex="9pt" style:font-style-complex="normal" style:font-weight-complex="normal"/>
    </style:style>
    <style:style style:name="P6" style:family="paragraph" style:parent-style-name="Standard">
      <style:text-properties officeooo:rsid="0015e169" officeooo:paragraph-rsid="0015e169"/>
    </style:style>
    <style:style style:name="P7" style:family="paragraph" style:parent-style-name="Standard" style:list-style-name="L3">
      <style:text-properties officeooo:paragraph-rsid="0015e169"/>
    </style:style>
    <style:style style:name="P8" style:family="paragraph" style:parent-style-name="Standard">
      <style:text-properties fo:font-size="9pt" fo:font-weight="bold" officeooo:rsid="0012a9ee" officeooo:paragraph-rsid="0012a9ee" style:font-size-asian="9pt" style:font-weight-asian="bold" style:font-size-complex="9pt" style:font-weight-complex="bold"/>
    </style:style>
    <style:style style:name="P9" style:family="paragraph" style:parent-style-name="Standard">
      <style:text-properties fo:font-size="9pt" fo:font-weight="normal" officeooo:rsid="0012a9ee" officeooo:paragraph-rsid="0012a9ee" style:font-size-asian="9pt" style:font-weight-asian="normal" style:font-size-complex="9pt" style:font-weight-complex="normal"/>
    </style:style>
    <style:style style:name="P10" style:family="paragraph" style:parent-style-name="Standard">
      <style:text-properties fo:font-size="9pt" fo:font-style="italic" fo:font-weight="normal" officeooo:rsid="0012a9ee" officeooo:paragraph-rsid="0012a9ee" style:font-size-asian="9pt" style:font-style-asian="italic" style:font-weight-asian="normal" style:font-size-complex="9pt" style:font-style-complex="italic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9pt" fo:font-style="italic" fo:font-weight="normal" officeooo:rsid="0012ab99" officeooo:paragraph-rsid="0012ab99" style:font-size-asian="9pt" style:font-style-asian="italic" style:font-weight-asian="normal" style:font-size-complex="9pt" style:font-style-complex="italic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9pt" fo:font-style="italic" fo:font-weight="normal" officeooo:rsid="0012ab99" officeooo:paragraph-rsid="00148c24" style:font-size-asian="9pt" style:font-style-asian="italic" style:font-weight-asian="normal" style:font-size-complex="9pt" style:font-style-complex="italic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9pt" fo:font-style="italic" fo:font-weight="normal" officeooo:rsid="00148c24" officeooo:paragraph-rsid="00148c24" style:font-size-asian="9pt" style:font-style-asian="italic" style:font-weight-asian="normal" style:font-size-complex="9pt" style:font-style-complex="italic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9pt" fo:font-style="italic" fo:font-weight="normal" officeooo:paragraph-rsid="0012a9ee" style:font-size-asian="9pt" style:font-style-asian="italic" style:font-weight-asian="normal" style:font-size-complex="9pt" style:font-style-complex="italic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9pt" fo:font-style="italic" fo:font-weight="normal" officeooo:paragraph-rsid="0012ab99" style:font-size-asian="9pt" style:font-style-asian="italic" style:font-weight-asian="normal" style:font-size-complex="9pt" style:font-style-complex="italic" style:font-weight-complex="normal"/>
    </style:style>
    <style:style style:name="P16" style:family="paragraph" style:parent-style-name="Standard">
      <style:text-properties fo:font-size="9pt" fo:font-style="normal" fo:font-weight="normal" officeooo:rsid="0012a9ee" officeooo:paragraph-rsid="0012a9ee" style:font-size-asian="9pt" style:font-style-asian="normal" style:font-weight-asian="normal" style:font-size-complex="9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9pt" fo:font-style="normal" fo:font-weight="normal" officeooo:rsid="0012ab99" officeooo:paragraph-rsid="0012ab99" style:font-size-asian="9pt" style:font-style-asian="normal" style:font-weight-asian="normal" style:font-size-complex="9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9pt" fo:font-style="normal" fo:font-weight="normal" officeooo:rsid="0012ab99" officeooo:paragraph-rsid="00148c24" style:font-size-asian="9pt" style:font-style-asian="normal" style:font-weight-asian="normal" style:font-size-complex="9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9pt" fo:font-style="normal" fo:font-weight="normal" officeooo:rsid="00148c24" officeooo:paragraph-rsid="00148c24" style:font-size-asian="9pt" style:font-style-asian="normal" style:font-weight-asian="normal" style:font-size-complex="9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9pt" fo:font-style="normal" fo:font-weight="normal" officeooo:paragraph-rsid="0012a9ee" style:font-size-asian="9pt" style:font-style-asian="normal" style:font-weight-asian="normal" style:font-size-complex="9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9pt" fo:font-style="normal" fo:font-weight="normal" officeooo:paragraph-rsid="0012ab99" style:font-size-asian="9pt" style:font-style-asian="normal" style:font-weight-asian="normal" style:font-size-complex="9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9pt" fo:font-style="normal" fo:font-weight="bold" officeooo:rsid="0012ab99" officeooo:paragraph-rsid="0012ab99" style:font-size-asian="9pt" style:font-style-asian="normal" style:font-weight-asian="bold" style:font-size-complex="9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9pt" fo:font-style="normal" fo:font-weight="bold" officeooo:rsid="0012ab99" officeooo:paragraph-rsid="00148c24" style:font-size-asian="9pt" style:font-style-asian="normal" style:font-weight-asian="bold" style:font-size-complex="9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9pt" fo:font-style="normal" fo:font-weight="bold" officeooo:paragraph-rsid="0012a9ee" style:font-size-asian="9pt" style:font-style-asian="normal" style:font-weight-asian="bold" style:font-size-complex="9pt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ize="9pt" fo:font-style="normal" fo:font-weight="bold" officeooo:paragraph-rsid="00148c24" style:font-size-asian="9pt" style:font-style-asian="normal" style:font-weight-asian="bold" style:font-size-complex="9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9pt" fo:font-style="normal" fo:font-weight="bold" officeooo:paragraph-rsid="0012ab99" style:font-size-asian="9pt" style:font-style-asian="normal" style:font-weight-asian="bold" style:font-size-complex="9pt" style:font-style-complex="normal" style:font-weight-complex="bold"/>
    </style:style>
    <style:style style:name="P27" style:family="paragraph" style:parent-style-name="Standard">
      <style:text-properties fo:font-size="9pt" style:font-size-asian="9pt" style:font-size-complex="9pt"/>
    </style:style>
    <style:style style:name="P28" style:family="paragraph" style:parent-style-name="Standard">
      <style:text-properties fo:font-size="9pt" officeooo:rsid="00148c24" officeooo:paragraph-rsid="00148c24" style:font-size-asian="9pt" style:font-size-complex="9pt"/>
    </style:style>
    <style:style style:name="P29" style:family="paragraph" style:parent-style-name="Standard">
      <style:text-properties fo:font-size="9pt" officeooo:paragraph-rsid="0015e169" style:font-size-asian="9pt" style:font-size-complex="9pt"/>
    </style:style>
    <style:style style:name="P30" style:family="paragraph" style:parent-style-name="Standard">
      <style:text-properties fo:font-size="9pt" officeooo:rsid="0015e169" officeooo:paragraph-rsid="0015e169" style:font-size-asian="9pt" style:font-size-complex="9pt"/>
    </style:style>
    <style:style style:name="P31" style:family="paragraph" style:parent-style-name="Standard">
      <style:paragraph-properties style:border-line-width-bottom="0.0346in 0.0102in 0.0102in" fo:padding="0.0291in" fo:border-left="none" fo:border-right="none" fo:border-top="none" fo:border-bottom="4pt double #000000" style:join-border="false"/>
      <style:text-properties fo:font-size="9pt" officeooo:rsid="00148c24" officeooo:paragraph-rsid="00148c24" style:font-size-asian="9pt" style:font-size-complex="9pt"/>
    </style:style>
    <style:style style:name="T1" style:family="text">
      <style:text-properties officeooo:rsid="0012a9e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2ab99"/>
    </style:style>
    <style:style style:name="T4" style:family="text">
      <style:text-properties style:font-name="Courier"/>
    </style:style>
    <style:style style:name="T5" style:family="text">
      <style:text-properties style:font-name="Courier" officeooo:rsid="0012a9ee"/>
    </style:style>
    <style:style style:name="T6" style:family="text">
      <style:text-properties style:font-name="Courier" officeooo:rsid="0012ab99"/>
    </style:style>
    <style:style style:name="T7" style:family="text">
      <style:text-properties officeooo:rsid="00148c24"/>
    </style:style>
    <style:style style:name="T8" style:family="text">
      <style:text-properties officeooo:rsid="0015e169"/>
    </style:style>
    <style:style style:name="T9" style:family="text">
      <style:text-properties fo:font-size="10pt" officeooo:rsid="00148c24" style:font-size-asian="10pt" style:font-size-complex="10pt"/>
    </style:style>
    <style:style style:name="T10" style:family="text">
      <style:text-properties fo:font-size="9pt" officeooo:rsid="00148c24" style:font-size-asian="9pt" style:font-size-complex="9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72in" fo:text-indent="-0.25in" fo:margin-left="2.7972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XERCÍCIOS – MAKEFILE <text:span text:style-name="T7">E BIBLIOTECAS</text:span></text:p>
      <text:p text:style-name="P9"/>
      <text:p text:style-name="P8">Exercício 1</text:p>
      <text:p text:style-name="P10">Objetivo: entender dependências</text:p>
      <text:p text:style-name="P16"/>
      <text:p text:style-name="P16">Considere o seguinte Makefile:</text:p>
      <text:p text:style-name="P2"/>
      <text:p text:style-name="P2">programa : main.c</text:p>
      <text:p text:style-name="P2"><text:s text:c="2"/>gcc -oprograma main.c -lm -ll -O3 -Wall</text:p>
      <text:p text:style-name="P9"/>
      <text:p text:style-name="P9">a) Como se chama o arquivo que contém o programa que será gerado pelo processo de compilação?</text:p>
      <text:p text:style-name="P9">b) Qual é o arquivo que contém o código-fonte do programa?</text:p>
      <text:p text:style-name="P9">c) Qual parte do Makefile indica que o programa deve ser compilado novamente caso seu código-fonte mude?</text:p>
      <text:p text:style-name="P9"/>
      <text:p text:style-name="P8">Exercício 2</text:p>
      <text:p text:style-name="P10">Objetivo: entender dependências interligadas</text:p>
      <text:p text:style-name="P16"/>
      <text:p text:style-name="P16">Considere o seguinte Makefile:</text:p>
      <text:p text:style-name="P8"/>
      <text:p text:style-name="P2">main : lib0.o lib1.o main.c</text:p>
      <text:p text:style-name="P2"><text:s text:c="2"/>gcc -omain main.c lib0.o lib1.o</text:p>
      <text:p text:style-name="P2"/>
      <text:p text:style-name="P2">lib0.o : lib0.c</text:p>
      <text:p text:style-name="P2"><text:s text:c="2"/>gcc -c lib0.c</text:p>
      <text:p text:style-name="P2"/>
      <text:p text:style-name="P2">lib1.o : lib1.c</text:p>
      <text:p text:style-name="P2"><text:s text:c="2"/>gcc -c lib1.c</text:p>
      <text:p text:style-name="P8"/>
      <text:p text:style-name="P9">a) Quais são os arquivos-fonte necessários para compilar o programa inteiro?</text:p>
      <text:p text:style-name="P9">b) Em que situações esse Makefile gera um comportamento diferente deste outro, mais compacto? Isso é uma vantagem ou uma desvantagem?</text:p>
      <text:p text:style-name="P2"/>
      <text:p text:style-name="P2">main : lib0.c lib1.c main.c</text:p>
      <text:p text:style-name="P2"><text:s text:c="2"/>gcc -omain main.c lib0.c lib1.c</text:p>
      <text:p text:style-name="P8"/>
      <text:p text:style-name="P22">Exercício 3</text:p>
      <text:p text:style-name="P11">Objetivo: entender como funcionam variáveis em Makefiles</text:p>
      <text:p text:style-name="P17"/>
      <text:p text:style-name="P17">Considere o seguinte Makefile:</text:p>
      <text:p text:style-name="P3">flags = -O3 -lm -ll</text:p>
      <text:p text:style-name="P3">compiler = gcc</text:p>
      <text:p text:style-name="P3">target = main</text:p>
      <text:p text:style-name="P3">$(target) : main.c</text:p>
      <text:p text:style-name="P3"><text:s text:c="2"/>$(compiler) -o$(target) main.c $(flags)</text:p>
      <text:p text:style-name="P3"/>
      <text:p text:style-name="P27">Qual será <text:span text:style-name="T3">o comando executado quando o usuário digita </text:span><text:span text:style-name="T6">make</text:span><text:span text:style-name="T3">?</text:span></text:p>
      <text:p text:style-name="P24"/>
      <text:p text:style-name="P23">Exercício <text:span text:style-name="T7">4</text:span></text:p>
      <text:p text:style-name="P12">Objetivo: entender como <text:span text:style-name="T7">usar Makefiles para acelerar seu processo produtivo</text:span></text:p>
      <text:p text:style-name="P18"/>
      <text:p text:style-name="P18">Considere o seguinte Makefile:</text:p>
      <text:p text:style-name="P4">flags = -O3 -lm -ll</text:p>
      <text:p text:style-name="P4">compiler = gcc</text:p>
      <text:p text:style-name="P4">target = main</text:p>
      <text:p text:style-name="P4">$(target) : main.c</text:p>
      <text:p text:style-name="P4"><text:s text:c="2"/>$(compiler) -o$(target) main.c $(flags)</text:p>
      <text:p text:style-name="P4"/>
      <text:p text:style-name="P5">clean : </text:p>
      <text:p text:style-name="P5"><text:s text:c="2"/>rm $(target)</text:p>
      <text:p text:style-name="P4"/>
      <text:p text:style-name="P5">submit : $(target)</text:p>
      <text:p text:style-name="P5"><text:s text:c="2"/>git commit -am “Automatic commit”</text:p>
      <text:p text:style-name="P5"><text:s text:c="2"/>git push</text:p>
      <text:p text:style-name="P4"/>
      <text:p text:style-name="P4"/>
      <text:p text:style-name="P19">O que deve acontecer quando o usuário usa os seguintes comandos, nesta ordem:</text:p>
      <text:p text:style-name="P5">make</text:p>
      <text:p text:style-name="P5">make clean</text:p>
      <text:p text:style-name="P5"><text:soft-page-break/>make submit</text:p>
      <text:p text:style-name="P24"/>
      <text:p text:style-name="P25">Exercício <text:span text:style-name="T7">5</text:span></text:p>
      <text:p text:style-name="P13">Objetivo: corrigir um Makefile</text:p>
      <text:p text:style-name="P27"/>
      <text:p text:style-name="P27">O makefile abaixo tem problemas. Encontre todos os problemas dele e proponha <text:span text:style-name="T7">as correções correspondentes.</text:span></text:p>
      <text:p text:style-name="P4"/>
      <text:p text:style-name="P4">flags = -O3 -lm -ll</text:p>
      <text:p text:style-name="P4">compiler = gcc</text:p>
      <text:p text:style-name="P4">target = main</text:p>
      <text:p text:style-name="P4">$(target) : <text:span text:style-name="T7">main.c</text:span></text:p>
      <text:p text:style-name="P4"><text:s text:c="2"/>$(compiler) -o$(target) main.c <text:span text:style-name="T7">lib.o </text:span>$(flags)</text:p>
      <text:p text:style-name="P4"/>
      <text:p text:style-name="P5">lib.o : lib.c</text:p>
      <text:p text:style-name="P5"><text:s text:c="2"/>$(compiler) -c lib.c</text:p>
      <text:p text:style-name="P4"/>
      <text:p text:style-name="P5">clean : </text:p>
      <text:p text:style-name="P5"><text:s text:c="2"/>rm $(target)</text:p>
      <text:p text:style-name="P19"/>
      <text:p text:style-name="P24"/>
      <text:p text:style-name="P24">Exercício <text:span text:style-name="T7">6</text:span></text:p>
      <text:p text:style-name="P14">Objetivo: <text:span text:style-name="T3">aplicar pré-compilação de código para ocultar implementações</text:span></text:p>
      <text:p text:style-name="P14"/>
      <text:p text:style-name="P20">Suponha que estamos fazendo uma biblioteca com algoritmos para calcular a área de retângulos. <text:span text:style-name="T3">A biblioteca consiste de um header file (.h) e de um arquivo com o código implementado.</text:span> <text:span text:style-name="T3">Considere essas duas propostas de implementação da função:</text:span></text:p>
      <text:p text:style-name="P21"/>
      <text:p text:style-name="P1">float retangulo_area<text:span text:style-name="T3">1</text:span>(void *ret);</text:p>
      <text:p text:style-name="P1">float retangulo_area<text:span text:style-name="T3">2</text:span>(<text:span text:style-name="T3">Retangulo</text:span> *ret); /*<text:span text:style-name="T3">Struct Retangulo definida anteriormente*/</text:span></text:p>
      <text:p text:style-name="P20"/>
      <text:p text:style-name="P21">a) É <text:span text:style-name="T3">possível implementar a funcionalidade de cálculo de área do retânculo com ambos os cabeçalhos? Quais são as diferenças?</text:span></text:p>
      <text:p text:style-name="P21"><text:span text:style-name="T3">b) Em qual implementação o usuário deve ter acesso à definição da </text:span><text:span text:style-name="T6">struct Retangulo</text:span><text:span text:style-name="T3">?</text:span></text:p>
      <text:p text:style-name="P20"><text:span text:style-name="T1">c) Em alguma das implementações é possível definir a </text:span><text:span text:style-name="T5">struct Retangulo</text:span><text:span text:style-name="T1"> no arquivo .c?</text:span></text:p>
      <text:p text:style-name="P17">d) Seria possível distribuir a biblioteca de alguma forma que tornasse a definição da <text:span text:style-name="T4">struct Retangulo</text:span> completamente invisível ao cliente? Como?</text:p>
      <text:p text:style-name="P26"/>
      <text:p text:style-name="P26">Exercício <text:span text:style-name="T7">7</text:span></text:p>
      <text:p text:style-name="P15">Objetivo: entender <text:span text:style-name="T3">aplicações de bibliotecas pré-compiladas dinâmicas</text:span></text:p>
      <text:p text:style-name="P21"/>
      <text:p text:style-name="P21">Após assistir à demonstração sobre bibliotecas dinâmicas, discuta com seu grupo se, nos seguintes casos, é melhor usar bibliotecas dinâmicas ou estáticas:</text:p>
      <text:p text:style-name="P21"/>
      <text:p text:style-name="P21">a) Fornecer <text:span text:style-name="T2">patches</text:span> de atualização para uma parte pequena de um programa grande;</text:p>
      <text:p text:style-name="P21">b) Garantir a compilação de um programa único, que não depende de arquivos auxiliares para funcionar</text:p>
      <text:p text:style-name="P21">c) Garantir que o programa fornecido não pode ter suas funcionalidades modificadas por terceiros</text:p>
      <text:p text:style-name="P27">d) Ocultar a implementação das funções do programador final, preservando segredos industriais.</text:p>
      <text:p text:style-name="P28"/>
      <text:p text:style-name="P31"/>
      <text:p text:style-name="P28"/>
      <text:p text:style-name="P29"><text:span text:style-name="T7">Referências:</text:span></text:p>
      <text:p text:style-name="P29"/>
      <text:list xml:id="list5854792904473311592" text:style-name="L3">
        <text:list-item>
          <text:p text:style-name="P7"><text:span text:style-name="T10">Manual do Make: </text:span><text:a xlink:type="simple" xlink:href="https://ftp.gnu.org/old-gnu/Manuals/make-3.79.1/html_chapter/make_toc.html" text:style-name="Internet_20_link" text:visited-style-name="Visited_20_Internet_20_Link"><text:span text:style-name="T10">https://ftp.gnu.org/old-gnu/Manuals/make-3.79.1/html_chapter/make_toc.html</text:span></text:a></text:p>
        </text:list-item>
        <text:list-item>
          <text:p text:style-name="P7"><text:span text:style-name="T10">Tutorial sobre bibliotecas compartilhadas: </text:span><text:a xlink:type="simple" xlink:href="http://www.microhowto.info/howto/build_a_shared_library_using_gcc.html" text:style-name="Internet_20_link" text:visited-style-name="Visited_20_Internet_20_Link"><text:span text:style-name="T10">http://www.microhowto.info/howto/build_a_shared_library_using_gcc.html</text:span></text:a></text:p>
        </text:list-item>
      </text:list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0:49:24.604051994</meta:creation-date>
    <dc:date>2018-03-20T11:26:33.743233934</dc:date>
    <meta:editing-duration>PT3M22S</meta:editing-duration>
    <meta:editing-cycles>1</meta:editing-cycles>
    <meta:document-statistic meta:table-count="0" meta:image-count="0" meta:object-count="0" meta:page-count="2" meta:paragraph-count="79" meta:word-count="524" meta:character-count="3570" meta:non-whitespace-character-count="3098"/>
    <meta:generator>LibreOffice/5.1.6.2$Linux_X86_64 LibreOffice_project/10m0$Build-2</meta:generator>
  </office:meta>
</office:document-meta>
</file>